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4.83cm" fo:min-width="9.66cm"/>
    </style:style>
    <style:style style:name="gr2" style:family="graphic" style:parent-style-name="standard">
      <style:graphic-properties svg:stroke-color="#000000" draw:fill-color="#1c1c1c" draw:textarea-horizontal-align="justify" draw:textarea-vertical-align="middle" draw:auto-grow-height="false" fo:min-height="4.83cm" fo:min-width="4.58cm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measure" style:list-style-name="L1">
      <style:graphic-properties draw:textarea-vertical-align="middle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4.83cm" fo:min-width="2.04cm"/>
    </style:style>
    <style:style style:name="gr10" style:family="graphic" style:parent-style-name="measure" style:list-style-name="L1">
      <style:graphic-properties draw:textarea-vertical-align="middle" draw:line-distance="0.789cm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measure" style:list-style-name="L1">
      <style:graphic-properties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5.846cm" fo:min-width="3.056cm"/>
    </style:style>
    <style:style style:name="gr14" style:family="graphic" style:parent-style-name="measure" style:list-style-name="L1">
      <style:graphic-properties draw:textarea-vertical-align="middle" draw:line-distance="0.805cm"/>
    </style:style>
    <style:style style:name="gr15" style:family="graphic" style:parent-style-name="measure" style:list-style-name="L1">
      <style:graphic-properties draw:textarea-vertical-align="middle"/>
    </style:style>
    <style:style style:name="gr16" style:family="graphic" style:parent-style-name="measure">
      <style:graphic-properties draw:textarea-vertical-align="middle" draw:line-distance="0.80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c1c1c"/>
      <style:paragraph-properties fo:text-align="center"/>
      <style:text-properties fo:color="#ffffff" fo:font-size="30pt" fo:background-color="transparent" style:font-size-asian="30pt" style:font-size-complex="3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color="#ffffff" fo:font-size="30pt" fo:background-color="transparent" style:font-size-asian="30pt" style:font-size-complex="3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5.08cm" svg:x="5.826cm" svg:y="4.5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08cm" svg:height="5.08cm" svg:x="8.366cm" svg:y="4.556cm">
            <text:p text:style-name="P2"><text:span text:style-name="T1">103</text:span></text:p>
            <draw:enhanced-geometry svg:viewBox="0 0 21600 21600" draw:type="rectangle" draw:enhanced-path="M 0 0 L 21600 0 21600 21600 0 21600 0 0 Z N"/>
          </draw:custom-shape>
          <draw:measure draw:style-name="gr3" draw:text-style-name="P4" draw:layer="measurelines" svg:x1="5.81cm" svg:y1="9.63cm" svg:x2="5.81cm" svg:y2="4.554cm">
            <text:p text:style-name="P4"><text:span text:style-name="T2">W</text:span></text:p>
          </draw:measure>
          <draw:measure draw:style-name="gr4" draw:text-style-name="P4" draw:layer="measurelines" svg:x1="5.826cm" svg:y1="4.54cm" svg:x2="15.986cm" svg:y2="4.54cm">
            <text:p text:style-name="P4"><text:span text:style-name="T2">L</text:span></text:p>
          </draw:measure>
          <draw:measure draw:style-name="gr5" draw:text-style-name="P4" draw:layer="measurelines" svg:x1="8.367cm" svg:y1="9.663cm" svg:x2="5.827cm" svg:y2="9.663cm">
            <text:p text:style-name="P4"><text:span text:style-name="T2">T</text:span></text:p>
          </draw:measure>
          <draw:frame draw:style-name="gr6" draw:text-style-name="P6" draw:layer="layout" svg:width="10.16cm" svg:height="0.725cm" svg:x="5.826cm" svg:y="2.016cm">
            <draw:text-box>
              <text:p text:style-name="P5"><text:span text:style-name="T3">Manufacturer Component Dimensions</text:span></text:p>
            </draw:text-box>
          </draw:frame>
        </draw:g>
        <draw:g>
          <draw:measure draw:style-name="gr7" draw:text-style-name="P4" draw:layer="layout" svg:x1="8.366cm" svg:y1="21.082cm" svg:x2="5.826cm" svg:y2="21.082cm">
            <text:p text:style-name="P4"><text:span text:style-name="T2">T</text:span></text:p>
          </draw:measure>
          <draw:measure draw:style-name="gr8" draw:text-style-name="P2" draw:layer="measurelines" svg:x1="8.366cm" svg:y1="15.986cm" svg:x2="13.446cm" svg:y2="15.986cm">
            <text:p text:style-name="P7"><text:span text:style-name="T2">S</text:span></text:p>
          </draw:measure>
          <draw:custom-shape draw:style-name="gr9" draw:text-style-name="P1" draw:layer="layout" svg:width="2.54cm" svg:height="5.08cm" svg:x="5.826cm" svg:y="15.9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54cm" svg:height="5.08cm" svg:x="13.446cm" svg:y="15.97cm">
            <text:p/>
            <draw:enhanced-geometry svg:viewBox="0 0 21600 21600" draw:type="rectangle" draw:enhanced-path="M 0 0 L 21600 0 21600 21600 0 21600 0 0 Z N"/>
          </draw:custom-shape>
          <draw:measure draw:style-name="gr10" draw:text-style-name="P4" draw:layer="measurelines" svg:x1="5.827cm" svg:y1="14.956cm" svg:x2="15.987cm" svg:y2="14.957cm">
            <text:p text:style-name="P4"><text:span text:style-name="T2">L</text:span></text:p>
          </draw:measure>
          <draw:frame draw:style-name="gr11" draw:text-style-name="P6" draw:layer="layout" svg:width="10.16cm" svg:height="0.725cm" svg:x="5.953cm" svg:y="12.43cm">
            <draw:text-box>
              <text:p text:style-name="P2"><text:span text:style-name="T3">Component Calculation</text:span></text:p>
            </draw:text-box>
          </draw:frame>
          <draw:measure draw:style-name="gr12" draw:text-style-name="P4" draw:layer="layout" svg:x1="5.81cm" svg:y1="21.066cm" svg:x2="5.81cm" svg:y2="15.99cm">
            <text:p text:style-name="P4"><text:span text:style-name="T2">W</text:span></text:p>
          </draw:measure>
        </draw:g>
      </draw:page>
      <draw:page draw:name="page2" draw:style-name="dp1" draw:master-page-name="Default">
        <draw:g>
          <draw:measure draw:style-name="gr8" draw:text-style-name="P2" draw:layer="layout" svg:x1="9.128cm" svg:y1="5.429cm" svg:x2="12.938cm" svg:y2="5.429cm">
            <text:p text:style-name="P7"><text:span text:style-name="T2">G</text:span></text:p>
          </draw:measure>
          <draw:custom-shape draw:style-name="gr13" draw:text-style-name="P8" draw:layer="layout" svg:width="3.556cm" svg:height="6.096cm" svg:x="5.572cm" svg:y="5.5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3.556cm" svg:height="6.096cm" svg:x="12.938cm" svg:y="5.572cm">
            <text:p/>
            <draw:enhanced-geometry svg:viewBox="0 0 21600 21600" draw:type="rectangle" draw:enhanced-path="M 0 0 L 21600 0 21600 21600 0 21600 0 0 Z N"/>
          </draw:custom-shape>
          <draw:measure draw:style-name="gr14" draw:text-style-name="P4" draw:layer="layout" svg:x1="5.572cm" svg:y1="4.672cm" svg:x2="16.494cm" svg:y2="4.672cm">
            <text:p text:style-name="P4"><text:span text:style-name="T2">Z</text:span></text:p>
          </draw:measure>
          <draw:frame draw:style-name="gr11" draw:text-style-name="P6" draw:layer="layout" svg:width="10.16cm" svg:height="0.725cm" svg:x="5.953cm" svg:y="2.397cm">
            <draw:text-box>
              <text:p text:style-name="P2"><text:span text:style-name="T3">Land Pattern Calculation</text:span></text:p>
            </draw:text-box>
          </draw:frame>
          <draw:measure draw:style-name="gr8" draw:text-style-name="P2" draw:layer="measurelines" svg:x1="9.271cm" svg:y1="5.572cm" svg:x2="9.271cm" svg:y2="11.668cm">
            <text:p text:style-name="P7"><text:span text:style-name="T2">Y</text:span></text:p>
          </draw:measure>
          <draw:custom-shape draw:style-name="gr9" draw:text-style-name="P1" draw:layer="layout" svg:width="2.54cm" svg:height="5.08cm" svg:x="6.08cm" svg:y="6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54cm" svg:height="5.08cm" svg:x="13.446cm" svg:y="6.08cm">
            <text:p/>
            <draw:enhanced-geometry svg:viewBox="0 0 21600 21600" draw:type="rectangle" draw:enhanced-path="M 0 0 L 21600 0 21600 21600 0 21600 0 0 Z N"/>
          </draw:custom-shape>
          <draw:measure draw:style-name="gr15" draw:text-style-name="P4" draw:layer="layout" svg:x1="9.129cm" svg:y1="11.676cm" svg:x2="5.573cm" svg:y2="11.676cm">
            <text:p text:style-name="P4"><text:span text:style-name="T2">X</text:span></text:p>
          </draw:measure>
          <draw:measure draw:style-name="gr16" draw:text-style-name="P2" draw:layer="measurelines" svg:x1="14.717cm" svg:y1="12.562cm" svg:x2="7.351cm" svg:y2="12.563cm">
            <text:p text:style-name="P2">O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8:11:43.444000000</meta:creation-date>
    <dc:date>2016-03-15T10:42:41.579000000</dc:date>
    <meta:editing-duration>PT2H23M34S</meta:editing-duration>
    <meta:editing-cycles>4</meta:editing-cycles>
    <meta:generator>LibreOffice/5.1.1.3$Windows_x86 LibreOffice_project/89f508ef3ecebd2cfb8e1def0f0ba9a803b88a6d</meta:generator>
    <meta:document-statistic meta:object-count="26"/>
  </office:meta>
</office:document-meta>
</file>